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Lucida" svg:font-family="Lucida" style:font-family-generic="roman"/>
    <style:font-face style:name="lucida" svg:font-family="lucida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ucida"/>
    </style:style>
    <style:style style:name="P2" style:family="paragraph" style:parent-style-name="Standard" style:list-style-name="L1">
      <style:text-properties style:font-name="Lucida"/>
    </style:style>
    <style:style style:name="P3" style:family="paragraph" style:parent-style-name="Standard" style:list-style-name="L1">
      <style:text-properties style:font-name="Lucida"/>
    </style:style>
    <style:style style:name="P4" style:family="paragraph" style:parent-style-name="Standard" style:list-style-name="L1">
      <style:text-properties style:font-name="Lucida"/>
    </style:style>
    <style:style style:name="P5" style:family="paragraph" style:parent-style-name="Standard" style:list-style-name="L1">
      <style:text-properties style:font-name="Lucida"/>
    </style:style>
    <style:style style:name="P6" style:family="paragraph" style:parent-style-name="Standard" style:list-style-name="L1">
      <style:text-properties style:font-name="Lucida"/>
    </style:style>
    <style:style style:name="P7" style:family="paragraph" style:parent-style-name="Standard" style:list-style-name="L1">
      <style:text-properties style:font-name="Lucida"/>
    </style:style>
    <style:style style:name="P8" style:family="paragraph" style:parent-style-name="Standard" style:list-style-name="L1">
      <style:text-properties style:font-name="Lucida"/>
    </style:style>
    <style:style style:name="P9" style:family="paragraph" style:parent-style-name="Standard" style:list-style-name="L1">
      <style:text-properties style:font-name="Lucida"/>
    </style:style>
    <style:style style:name="P10" style:family="paragraph" style:parent-style-name="Standard" style:list-style-name="L1">
      <style:text-properties style:font-name="Lucida"/>
    </style:style>
    <style:style style:name="P11" style:family="paragraph" style:parent-style-name="Standard" style:list-style-name="L1">
      <style:text-properties style:font-name="Lucida"/>
    </style:style>
    <style:style style:name="P12" style:family="paragraph" style:parent-style-name="Standard" style:list-style-name="L1">
      <style:text-properties style:font-name="Lucida"/>
    </style:style>
    <style:style style:name="P13" style:family="paragraph" style:parent-style-name="Standard" style:list-style-name="L1">
      <style:text-properties style:font-name="Lucida"/>
    </style:style>
    <style:style style:name="P14" style:family="paragraph" style:parent-style-name="Standard" style:list-style-name="L1">
      <style:text-properties style:font-name="Lucida"/>
    </style:style>
    <style:style style:name="P15" style:family="paragraph" style:parent-style-name="Standard" style:list-style-name="L1">
      <style:text-properties style:font-name="Lucida"/>
    </style:style>
    <style:style style:name="P16" style:family="paragraph" style:parent-style-name="Standard" style:list-style-name="L1">
      <style:text-properties style:font-name="Lucida"/>
    </style:style>
    <style:style style:name="P17" style:family="paragraph" style:parent-style-name="Standard" style:list-style-name="L1">
      <style:text-properties style:font-name="Lucida"/>
    </style:style>
    <style:style style:name="P18" style:family="paragraph" style:parent-style-name="Standard" style:list-style-name="L1">
      <style:text-properties style:font-name="Lucida"/>
    </style:style>
    <style:style style:name="P19" style:family="paragraph" style:parent-style-name="Standard">
      <style:text-properties style:font-name="Lucida" fo:font-weight="bold" style:font-weight-asian="bold" style:font-weight-complex="bold"/>
    </style:style>
    <style:style style:name="P20" style:family="paragraph" style:parent-style-name="Standard">
      <style:text-properties style:font-name="Lucida" fo:font-weight="normal" style:font-weight-asian="normal" style:font-weight-complex="normal"/>
    </style:style>
    <style:style style:name="P21" style:family="paragraph" style:parent-style-name="Standard" style:list-style-name="L3">
      <style:text-properties style:font-name="Lucida" fo:font-weight="normal" style:font-weight-asian="normal" style:font-weight-complex="normal"/>
    </style:style>
    <style:style style:name="P22" style:family="paragraph" style:parent-style-name="Standard" style:list-style-name="L2">
      <style:text-properties style:font-name="Lucida" fo:font-size="10pt" style:font-size-asian="10pt" style:font-size-complex="10pt"/>
    </style:style>
    <style:style style:name="P23" style:family="paragraph" style:parent-style-name="Standard" style:list-style-name="L2">
      <style:text-properties style:font-name="Lucida" fo:font-size="10pt" style:font-size-asian="10pt" style:font-size-complex="10pt"/>
    </style:style>
    <style:style style:name="P24" style:family="paragraph" style:parent-style-name="Standard" style:list-style-name="L2">
      <style:text-properties style:font-name="Lucida" fo:font-size="10pt" style:font-size-asian="10pt" style:font-size-complex="10pt"/>
    </style:style>
    <style:style style:name="P25" style:family="paragraph" style:parent-style-name="Standard" style:list-style-name="L2">
      <style:text-properties style:font-name="Lucida" fo:font-size="10pt" style:font-size-asian="10pt" style:font-size-complex="10pt"/>
    </style:style>
    <style:style style:name="P26" style:family="paragraph" style:parent-style-name="Standard" style:list-style-name="L2">
      <style:text-properties style:font-name="Lucida" fo:font-size="10pt" style:font-size-asian="10pt" style:font-size-complex="10pt"/>
    </style:style>
    <style:style style:name="P27" style:family="paragraph" style:parent-style-name="Standard" style:list-style-name="L2">
      <style:text-properties style:font-name="Lucida" fo:font-size="10pt" style:font-size-asian="10pt" style:font-size-complex="10pt"/>
    </style:style>
    <style:style style:name="P28" style:family="paragraph" style:parent-style-name="Standard" style:list-style-name="L2">
      <style:text-properties style:font-name="Lucida" fo:font-size="10pt" style:font-size-asian="10pt" style:font-size-complex="10pt"/>
    </style:style>
    <style:style style:name="P29" style:family="paragraph" style:parent-style-name="Standard" style:list-style-name="L2">
      <style:text-properties style:font-name="Lucida" fo:font-size="10pt" style:font-size-asian="10pt" style:font-size-complex="10pt"/>
    </style:style>
    <style:style style:name="P30" style:family="paragraph" style:parent-style-name="Standard" style:list-style-name="L2">
      <style:text-properties style:font-name="Lucida" fo:font-size="10pt" style:font-size-asian="10pt" style:font-size-complex="10pt"/>
    </style:style>
    <style:style style:name="P31" style:family="paragraph" style:parent-style-name="Standard" style:list-style-name="L2">
      <style:text-properties style:font-name="Lucida" fo:font-size="10pt" style:font-size-asian="10pt" style:font-size-complex="10pt"/>
    </style:style>
    <style:style style:name="P32" style:family="paragraph" style:parent-style-name="Standard" style:list-style-name="L2">
      <style:text-properties style:font-name="Lucida" fo:font-size="10pt" style:font-size-asian="10pt" style:font-size-complex="10pt"/>
    </style:style>
    <style:style style:name="P33" style:family="paragraph" style:parent-style-name="Standard" style:list-style-name="L3">
      <style:text-properties style:font-name="Lucida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 style:list-style-name="L3">
      <style:text-properties style:font-name="Lucida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L3">
      <style:text-properties style:font-name="Lucida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3">
      <style:text-properties style:font-name="Lucida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 style:list-style-name="L3">
      <style:text-properties style:font-name="Lucida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 style:list-style-name="L3">
      <style:text-properties style:font-name="Lucida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 style:list-style-name="L3">
      <style:text-properties style:font-name="Lucida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 style:list-style-name="L4">
      <style:text-properties style:font-name="Lucida"/>
    </style:style>
    <style:style style:name="P41" style:family="paragraph" style:parent-style-name="Standard">
      <style:text-properties style:font-name="Lucida" fo:font-size="12pt" style:font-size-asian="12pt" style:font-size-complex="12pt"/>
    </style:style>
    <style:style style:name="P42" style:family="paragraph" style:parent-style-name="Standard" style:list-style-name="L5">
      <style:text-properties style:font-name="Lucida" fo:font-size="12pt" style:font-size-asian="12pt" style:font-size-complex="12pt"/>
    </style:style>
    <style:style style:name="P43" style:family="paragraph" style:parent-style-name="Standard" style:list-style-name="L5">
      <style:text-properties style:font-name="Lucida" fo:font-size="12pt" style:font-size-asian="12pt" style:font-size-complex="12pt"/>
    </style:style>
    <style:style style:name="P44" style:family="paragraph" style:parent-style-name="Standard" style:list-style-name="L5">
      <style:text-properties style:font-name="Lucida" fo:font-size="12pt" style:font-size-asian="12pt" style:font-size-complex="12pt"/>
    </style:style>
    <style:style style:name="P45" style:family="paragraph" style:parent-style-name="Standard" style:list-style-name="L5">
      <style:text-properties style:font-name="Lucida" fo:font-size="12pt" style:font-size-asian="12pt" style:font-size-complex="12pt"/>
    </style:style>
    <style:style style:name="P46" style:family="paragraph" style:parent-style-name="Standard" style:list-style-name="L5">
      <style:text-properties style:font-name="Lucida" fo:font-size="12pt" style:font-size-asian="12pt" style:font-size-complex="12pt"/>
    </style:style>
    <style:style style:name="P47" style:family="paragraph" style:parent-style-name="Standard" style:list-style-name="L5">
      <style:text-properties style:font-name="Lucida" fo:font-size="12pt" style:font-size-asian="12pt" style:font-size-complex="12pt"/>
    </style:style>
    <style:style style:name="P48" style:family="paragraph" style:parent-style-name="Standard" style:list-style-name="L5">
      <style:text-properties style:font-name="Lucida" fo:font-size="12pt" style:font-size-asian="12pt" style:font-size-complex="12pt"/>
    </style:style>
    <style:style style:name="P49" style:family="paragraph" style:parent-style-name="Standard">
      <style:text-properties style:font-name="Lucida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ucida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 style:list-style-name="L9">
      <style:text-properties style:font-name="Lucida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 style:list-style-name="L9">
      <style:text-properties style:font-name="Lucida" fo:font-size="12pt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L9">
      <style:text-properties style:font-name="Lucida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9">
      <style:text-properties style:font-name="Lucida" fo:font-size="12pt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ucida" style:text-underline-style="none" fo:font-weight="bold" style:font-weight-asian="bold" style:font-weight-complex="bold"/>
    </style:style>
    <style:style style:name="P56" style:family="paragraph" style:parent-style-name="Standard" style:list-style-name="L4">
      <style:text-properties fo:color="#000000" style:font-name="Lucida" fo:font-size="10pt" fo:font-weight="normal" style:font-name-asian="lucida" style:font-size-asian="10pt" style:font-weight-asian="normal" style:font-name-complex="lucida" style:font-size-complex="10pt" style:font-weight-complex="normal"/>
    </style:style>
    <style:style style:name="P57" style:family="paragraph" style:parent-style-name="Standard" style:list-style-name="L4">
      <style:text-properties fo:color="#000000" style:font-name="Lucida" fo:font-size="10pt" fo:font-weight="normal" style:font-name-asian="lucida" style:font-size-asian="10pt" style:font-weight-asian="normal" style:font-name-complex="lucida" style:font-size-complex="10pt" style:font-weight-complex="normal"/>
    </style:style>
    <style:style style:name="P58" style:family="paragraph" style:parent-style-name="Standard" style:list-style-name="L4">
      <style:text-properties fo:color="#000000" style:font-name="Lucida" fo:font-size="10pt" fo:font-weight="normal" style:font-name-asian="lucida" style:font-size-asian="10pt" style:font-weight-asian="normal" style:font-name-complex="lucida" style:font-size-complex="10pt" style:font-weight-complex="normal"/>
    </style:style>
    <style:style style:name="P59" style:family="paragraph" style:parent-style-name="Standard" style:list-style-name="L4">
      <style:text-properties fo:color="#000000" style:font-name="Lucida" fo:font-size="10pt" fo:font-weight="normal" style:font-name-asian="lucida" style:font-size-asian="10pt" style:font-weight-asian="normal" style:font-name-complex="lucida" style:font-size-complex="10pt" style:font-weight-complex="normal"/>
    </style:style>
    <style:style style:name="P60" style:family="paragraph" style:parent-style-name="Standard" style:list-style-name="L4">
      <style:text-properties fo:color="#000000" style:font-name="Lucida" fo:font-size="10pt" fo:font-weight="normal" style:font-name-asian="lucida" style:font-size-asian="10pt" style:font-weight-asian="normal" style:font-name-complex="lucida" style:font-size-complex="10pt" style:font-weight-complex="normal"/>
    </style:style>
    <style:style style:name="P61" style:family="paragraph" style:parent-style-name="Standard" style:list-style-name="L4">
      <style:text-properties fo:color="#000000" style:font-name="Lucida" fo:font-size="10pt" fo:font-weight="normal" style:font-name-asian="lucida" style:font-size-asian="10pt" style:font-weight-asian="normal" style:font-name-complex="lucida" style:font-size-complex="10pt" style:font-weight-complex="normal"/>
    </style:style>
    <style:style style:name="P62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63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64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65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66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67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68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69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0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1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2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3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4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5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6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7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8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79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80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81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82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83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84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85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86" style:family="paragraph" style:parent-style-name="Standard" style:list-style-name="L4">
      <style:text-properties fo:color="#000000" style:font-name="Lucida" fo:font-size="10pt" style:font-name-asian="lucida" style:font-size-asian="10pt" style:font-name-complex="lucida" style:font-size-complex="10pt"/>
    </style:style>
    <style:style style:name="P87" style:family="paragraph" style:parent-style-name="Standard">
      <style:paragraph-properties fo:break-before="page"/>
      <style:text-properties style:font-name="Lucida" style:text-underline-style="solid" style:text-underline-width="auto" style:text-underline-color="font-color"/>
    </style:style>
    <style:style style:name="P88" style:family="paragraph" style:parent-style-name="Standard">
      <style:paragraph-properties fo:break-before="page"/>
      <style:text-properties style:font-name="Lucida" style:text-underline-style="solid" style:text-underline-width="auto" style:text-underline-color="font-color" fo:font-weight="normal" style:font-weight-asian="normal" style:font-weight-complex="normal"/>
    </style:style>
    <style:style style:name="P89" style:family="paragraph" style:parent-style-name="Standard">
      <style:paragraph-properties fo:break-before="page"/>
      <style:text-properties style:font-name="Lucida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0pt" style:font-name-asian="lucida" style:font-size-asian="10pt" style:font-name-complex="lucida" style:font-size-complex="10pt"/>
    </style:style>
    <style:style style:name="T3" style:family="text">
      <style:text-properties fo:color="#000000" style:font-name-asian="lucida" style:font-name-complex="lucida"/>
    </style:style>
    <style:style style:name="T4" style:family="text">
      <style:text-properties style:font-name="Lucida" style:font-name-asian="lucida" style:font-name-complex="lucida"/>
    </style:style>
    <text:list-style style:name="L1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oopi </text:p>
      <text:p text:style-name="P1"/>
      <text:list text:style-name="L1">
        <text:list-item>
          <text:p text:style-name="P2">Introduction</text:p>
          <text:list>
            <text:list-item>
              <text:p text:style-name="P2">Motivation</text:p>
            </text:list-item>
            <text:list-item>
              <text:p text:style-name="P2">Relation to other projects:</text:p>
              <text:list>
                <text:list-item>
                  <text:p text:style-name="P2">Micro-Manager</text:p>
                </text:list-item>
                <text:list-item>
                  <text:p text:style-name="P2">Open Microscopy Environment</text:p>
                </text:list-item>
              </text:list>
            </text:list-item>
            <text:list-item>
              <text:p text:style-name="P2">Major goals</text:p>
            </text:list-item>
          </text:list>
        </text:list-item>
        <text:list-item>
          <text:p text:style-name="P2">Installation and configuration</text:p>
          <text:list>
            <text:list-item>
              <text:p text:style-name="P2">Setting up the Micro-Manager environment</text:p>
              <text:list>
                <text:list-item>
                  <text:p text:style-name="P2">The config file</text:p>
                </text:list-item>
              </text:list>
            </text:list-item>
            <text:list-item>
              <text:p text:style-name="P2">Setting up an OME database (optional)</text:p>
            </text:list-item>
            <text:list-item>
              <text:p text:style-name="P2">Other possible configurations</text:p>
            </text:list-item>
          </text:list>
        </text:list-item>
        <text:list-item>
          <text:p text:style-name="P2">Overview of major classes</text:p>
          <text:list>
            <text:list-item>
              <text:p text:style-name="P2">Few motivational examples of user side scripts. </text:p>
              <text:list>
                <text:list-item>
                  <text:p text:style-name="P2">Time lapse</text:p>
                </text:list-item>
                <text:list-item>
                  <text:p text:style-name="P2">Screen</text:p>
                </text:list-item>
                <text:list-item>
                  <text:p text:style-name="P2">“Intelligent microscopy”</text:p>
                </text:list-item>
              </text:list>
            </text:list-item>
            <text:list-item>
              <text:p text:style-name="P2">OME class and metadata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87">Scope class</text:p>
      <text:p text:style-name="P1"/>
      <text:p text:style-name="P1"/>
      <text:p text:style-name="P1"><text:span text:style-name="T1">Properties</text:span>: </text:p>
      <text:p text:style-name="P1"/>
      <text:list text:style-name="L2">
        <text:list-item>
          <text:p text:style-name="P22">X</text:p>
        </text:list-item>
        <text:list-item>
          <text:p text:style-name="P22">Y</text:p>
        </text:list-item>
        <text:list-item>
          <text:p text:style-name="P22">Z</text:p>
        </text:list-item>
        <text:list-item>
          <text:p text:style-name="P22">fcsScr</text:p>
        </text:list-item>
        <text:list-item>
          <text:p text:style-name="P22">Channel</text:p>
        </text:list-item>
        <text:list-item>
          <text:p text:style-name="P22">exposure</text:p>
        </text:list-item>
        <text:list-item>
          <text:p text:style-name="P22">width</text:p>
        </text:list-item>
        <text:list-item>
          <text:p text:style-name="P22">height</text:p>
        </text:list-item>
        <text:list-item>
          <text:p text:style-name="P22">bitdepth</text:p>
        </text:list-item>
        <text:list-item>
          <text:p text:style-name="P22">rootFolder</text:p>
        </text:list-item>
        <text:list-item>
          <text:p text:style-name="P22">pixelsizestruct</text:p>
        </text:list-item>
      </text:list>
      <text:p text:style-name="P1"/>
      <text:p text:style-name="P19">methods:</text:p>
      <text:p text:style-name="P19"/>
      <text:list text:style-name="L3">
        <text:list-item>
          <text:p text:style-name="P33">Scope (constructor)</text:p>
        </text:list-item>
        <text:list-item>
          <text:p text:style-name="P33">set</text:p>
        </text:list-item>
        <text:list-item>
          <text:p text:style-name="P33">get</text:p>
        </text:list-item>
        <text:list-item>
          <text:p text:style-name="P33">display</text:p>
        </text:list-item>
        <text:list-item>
          <text:p text:style-name="P33">unload</text:p>
        </text:list-item>
        <text:list-item>
          <text:p text:style-name="P33">acqImg</text:p>
        </text:list-item>
        <text:list-item>
          <text:p text:style-name="P33">autofocus</text:p>
          <text:p text:style-name="P21"/>
        </text:list-item>
      </text:list>
      <text:p text:style-name="P88">Class MetaData</text:p>
      <text:p text:style-name="P20"/>
      <text:p text:style-name="P55">Properties</text:p>
      <text:p text:style-name="P20"/>
      <text:list text:style-name="L4">
        <text:list-item>
          <text:p text:style-name="P56">project.name </text:p>
        </text:list-item>
        <text:list-item>
          <text:p text:style-name="P56">dataset.name</text:p>
        </text:list-item>
        <text:list-item>
          <text:p text:style-name="P56">image.name</text:p>
        </text:list-item>
        <text:list-item>
          <text:p text:style-name="P56">objective</text:p>
        </text:list-item>
        <text:list-item>
          <text:p text:style-name="P56">experimenter</text:p>
        </text:list-item>
        <text:list-item>
          <text:p text:style-name="P56">experiment</text:p>
        </text:list-item>
        <text:list-item>
          <text:p text:style-name="P62">pixelsizex</text:p>
        </text:list-item>
        <text:list-item>
          <text:p text:style-name="P62">pixelsizey</text:p>
        </text:list-item>
        <text:list-item>
          <text:p text:style-name="P62">pixelsizez</text:p>
        </text:list-item>
        <text:list-item>
          <text:p text:style-name="P62">stage.x</text:p>
        </text:list-item>
        <text:list-item>
          <text:p text:style-name="P62">stage.y</text:p>
        </text:list-item>
        <text:list-item>
          <text:p text:style-name="P62">stage.z</text:p>
        </text:list-item>
        <text:list-item>
          <text:p text:style-name="P62">channels</text:p>
        </text:list-item>
        <text:list-item>
          <text:p text:style-name="P62">creationdate</text:p>
        </text:list-item>
        <text:list-item>
          <text:p text:style-name="P62">display.r</text:p>
        </text:list-item>
        <text:list-item>
          <text:p text:style-name="P62">display.g</text:p>
        </text:list-item>
        <text:list-item>
          <text:p text:style-name="P62">display.b</text:p>
        </text:list-item>
        <text:list-item>
          <text:p text:style-name="P62">display.r_levels</text:p>
        </text:list-item>
        <text:list-item>
          <text:p text:style-name="P62">display.g_levels</text:p>
        </text:list-item>
        <text:list-item>
          <text:p text:style-name="P62">display.b_levels</text:p>
        </text:list-item>
        <text:list-item>
          <text:p text:style-name="P62"><text:span text:style-name="T4">display.gray</text:span></text:p>
        </text:list-item>
        <text:list-item>
          <text:p text:style-name="P62"><text:span text:style-name="T4">display.gray_levels</text:span></text:p>
        </text:list-item>
        <text:list-item>
          <text:p text:style-name="P62"><text:span text:style-name="T4">dimension_order</text:span></text:p>
        </text:list-item>
        <text:list-item>
          <text:p text:style-name="P62"><text:span text:style-name="T4">sizex</text:span></text:p>
        </text:list-item>
        <text:list-item>
          <text:p text:style-name="P62"><text:span text:style-name="T4">sizey</text:span></text:p>
        </text:list-item>
        <text:list-item>
          <text:p text:style-name="P62"><text:span text:style-name="T4">sizez</text:span></text:p>
        </text:list-item>
        <text:list-item>
          <text:p text:style-name="P62"><text:span text:style-name="T4">sizet</text:span></text:p>
        </text:list-item>
        <text:list-item>
          <text:p text:style-name="P62"><text:span text:style-name="T4">sizec</text:span></text:p>
        </text:list-item>
        <text:list-item>
          <text:p text:style-name="P62">firstt</text:p>
        </text:list-item>
        <text:list-item>
          <text:p text:style-name="P62">firstc</text:p>
        </text:list-item>
        <text:list-item>
          <text:p text:style-name="P62">firstz</text:p>
        </text:list-item>
        <text:list-item>
          <text:p text:style-name="P40"><text:span text:style-name="T2">dt</text:span></text:p>
        </text:list-item>
      </text:list>
      <text:p text:style-name="P1"><text:span text:style-name="T2"/></text:p>
      <text:p text:style-name="P49"><text:span text:style-name="T3">Methods</text:span></text:p>
      <text:p text:style-name="P41"><text:span text:style-name="T3"/></text:p>
      <text:list text:style-name="L5">
        <text:list-item>
          <text:p text:style-name="P42"><text:span text:style-name="T3">MetaData</text:span></text:p>
        </text:list-item>
        <text:list-item>
          <text:p text:style-name="P42"><text:span text:style-name="T3">get</text:span></text:p>
        </text:list-item>
        <text:list-item>
          <text:p text:style-name="P42"><text:span text:style-name="T3">set</text:span></text:p>
        </text:list-item>
        <text:list-item>
          <text:p text:style-name="P42"><text:span text:style-name="T3">display</text:span></text:p>
        </text:list-item>
        <text:list-item>
          <text:p text:style-name="P42"><text:span text:style-name="T3">writeTiff</text:span></text:p>
        </text:list-item>
        <text:list-item>
          <text:p text:style-name="P42"><text:span text:style-name="T3">readTiff</text:span></text:p>
        </text:list-item>
        <text:list-item>
          <text:p text:style-name="P42"><text:span text:style-name="T3">show </text:span></text:p>
        </text:list-item>
      </text:list>
      <text:p text:style-name="P41"><text:span text:style-name="T3"/></text:p>
      <text:p text:style-name="P41"><text:span text:style-name="T3"/></text:p>
      <text:p text:style-name="P89"><text:span text:style-name="T3">AcqSeqData</text:span></text:p>
      <text:p text:style-name="P50"><text:span text:style-name="T3"/></text:p>
      <text:p text:style-name="P50"><text:span text:style-name="T3">Not a real class but a Struct that is saved within a acquisition timer. </text:span></text:p>
      <text:p text:style-name="P50"><text:span text:style-name="T3"/></text:p>
      <text:p text:style-name="P50"><text:span text:style-name="T3">Has the following fields:</text:span></text:p>
      <text:p text:style-name="P50"><text:span text:style-name="T3"/></text:p>
      <text:list text:style-name="L9">
        <text:list-item>
          <text:p text:style-name="P51"><text:span text:style-name="T3">MDs – the metadata</text:span></text:p>
        </text:list-item>
        <text:list-item>
          <text:p text:style-name="P51"><text:span text:style-name="T3">AcqFlag – a binary flag to say if the image was already aquired</text:span></text:p>
        </text:list-item>
        <text:list-item>
          <text:p text:style-name="P51"><text:span text:style-name="T3">lastImage</text:span></text:p>
        </text:list-item>
        <text:list-item>
          <text:p text:style-name="P51"><text:span text:style-name="T3"/></text:p>
        </text:list-item>
      </text:list>
      <text:p text:style-name="P50"><text:span text:style-name="T3"/></text:p>
      <text:p text:style-name="P50"><text:span text:style-name="T3"/></text:p>
      <text:p text:style-name="P89"><text:span text:style-name="T3">Other important features: </text:span></text:p>
      <text:p text:style-name="P50"><text:span text:style-name="T3"/></text:p>
      <text:p text:style-name="P50"><text:span text:style-name="T3"/></text:p>
      <text:p text:style-name="P50"><text:span text:style-name="T3">Segmentation and cell clasification. </text:span></text:p>
      <text:p text:style-name="P50"><text:span text:style-name="T3"/></text:p>
      <text:p text:style-name="P50"><text:span text:style-name="T3">QA – where do I check for focus</text:span></text:p>
      <text:p text:style-name="P50"><text:span text:style-name="T3"/></text:p>
      <text:p text:style-name="P50"><text:span text:style-name="T3">dynamic exposure time</text:span></text:p>
      <text:p text:style-name="P50"><text:span text:style-name="T3"/></text:p>
      <text:p text:style-name="P50"><text:span text:style-name="T3">GUI elements and progress repor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Lucida" svg:font-family="Lucida" style:font-family-generic="roman"/>
    <style:font-face style:name="lucida" svg:font-family="lucida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y Wollman</meta:initial-creator>
    <meta:creation-date>2007-05-16T17:13:20</meta:creation-date>
    <dc:creator>Roy Wollman</dc:creator>
    <dc:date>2007-05-17T10:35:44</dc:date>
    <dc:language>en-US</dc:language>
    <meta:editing-cycles>15</meta:editing-cycles>
    <meta:editing-duration>PT4H38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92" meta:word-count="183" meta:character-count="1270"/>
  </office:meta>
</office:document-meta>
</file>